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nExpired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inExpiredException.LoginExpiredException( String actionName , FlowController f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